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.039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In metamode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VCRef + details</text:p>
          </table:table-cell>
          <table:table-cell office:value-type="string" calcext:value-type="string">
            <text:p>Not yet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459" calcext:value-type="float">
            <text:p>45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Ã©s de mesur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s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nsion(Multiple)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ension (multiple)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(partial(user type 0, X), partial(user type 1, Y))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extension,yes)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tential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+ Version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partial(user type1, X), partial(user type 2,Y)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nsion(Multiple)(Unknown)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ion(major number,minor,pretty name)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(Version,Date)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nsion(Multiple)(Unknown)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tasking VxWork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&gt;286 ,yes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/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nsion(Unknown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ension(Potential?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(Version,Version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(Multiple)Unknow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al(and(II,IIe),yes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 Applied (N/A)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public partition,yes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and(II,IIc,IIe),yes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windows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nsion(Multiple)Str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(partial(first 30 free days,yes), partial(paid, yes)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tential(Negativ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al(if wrapper provided,any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"24/7 email", "phone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TRS-80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800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III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"24/7 support through phone", "email", "chat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javascript,python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bilityConceptRef with detail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("24/7 support", "e-mail", "phone", "Skype", "live chat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IIe, 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"24/7 email", "telephone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le(Version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(Multiple)(Date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ion and dat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(partial(free,100 MB),partial(pro, 1 GB), partial(enterprise, 4 GB)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 ye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ion(String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(partial(and(java,c++), libxtreemfs),fuse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paying user, no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and(II,IIe,III)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through locally installed ftp server, 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al(pro user, 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(month,year,day?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(partial(free,5gb),partial(paid, unlimited)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librados,s3,switft, fuse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("dedicated manager", "24/7/365 support"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heses are not OR, but additional informations (could be detected with the starting e.g./i.e. ?)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ial(number of sections &lt; 256,yes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66])" office:value-type="float" office:value="1286" calcext:value-type="float">
            <text:p>1286</text:p>
          </table:table-cell>
          <table:table-cell table:number-columns-repeated="9"/>
        </table:table-row>
        <table:table-row table:style-name="ro1" table:number-rows-repeated="104850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2:Sheet1.B6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5T23:28:52.928586676</dc:date>
    <dc:creator>guillaume becan</dc:creator>
    <meta:generator>LibreOffice/4.1.5.3$Linux_X86_64 LibreOffice_project/205099f953b4b61c41106e07b17e9e5acc65037</meta:generator>
    <meta:editing-duration>PT8M17S</meta:editing-duration>
    <meta:editing-cycles>3</meta:editing-cycles>
    <meta:document-statistic meta:table-count="1" meta:cell-count="210" meta:object-count="0"/>
  </office:meta>
</office:document-meta>
</file>